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draw:shadow="visible" draw:shadow-offset-x="0.2cm" draw:shadow-offset-y="0.2cm"/>
    </style:style>
    <style:style style:name="gr5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fill="hatch" draw:fill-color="#c5000b" draw:fill-hatch-name="Black_20_45_20_Degrees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family="LMSans10" style:font-family-generic="swiss" style:font-pitch="variable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LMSans10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g draw:id="id1">
            <draw:custom-shape draw:style-name="gr1" draw:text-style-name="P2" draw:layer="layout" svg:width="3.871cm" svg:height="0.608cm" svg:x="3.31cm" svg:y="1.305cm">
              <text:p text:style-name="P1"><text:span text:style-name="T1">main.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.871cm" svg:height="1.158cm" svg:x="3.319cm" svg:y="1.947cm">
              <text:p text:style-name="P3"><text:span text:style-name="T2">init_network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2">
            <draw:custom-shape draw:style-name="gr1" draw:text-style-name="P2" draw:layer="layout" svg:width="3.8cm" svg:height="0.599cm" svg:x="0.67cm" svg:y="4.298cm">
              <text:p text:style-name="P1"><text:span text:style-name="T1">cc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.8cm" svg:height="1.14cm" svg:x="0.67cm" svg:y="4.958cm">
              <text:p text:style-name="P3"><text:span text:style-name="T2">cc_sndr_ini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3">
            <draw:custom-shape draw:style-name="gr1" draw:text-style-name="P2" draw:layer="layout" svg:width="3.8cm" svg:height="0.601cm" svg:x="6.168cm" svg:y="4.298cm">
              <text:p text:style-name="P1"><text:span text:style-name="T1">cc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.8cm" svg:height="1.138cm" svg:x="6.168cm" svg:y="4.96cm">
              <text:p text:style-name="P3"><text:span text:style-name="T2">cc_rcvr_ini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4">
            <draw:custom-shape draw:style-name="gr1" draw:text-style-name="P2" draw:layer="layout" svg:width="3.8cm" svg:height="0.601cm" svg:x="0.67cm" svg:y="6.988cm">
              <text:p text:style-name="P1"><text:span text:style-name="T1">tfrc_sndr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.8cm" svg:height="1.139cm" svg:x="0.67cm" svg:y="7.649cm">
              <text:p text:style-name="P3"><text:span text:style-name="T2">tfrc_sndr_ini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5">
            <draw:custom-shape draw:style-name="gr1" draw:text-style-name="P2" draw:layer="layout" svg:width="3.8cm" svg:height="0.6cm" svg:x="6.168cm" svg:y="6.989cm">
              <text:p text:style-name="P1"><text:span text:style-name="T1">tfrc_rcvr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.8cm" svg:height="1.14cm" svg:x="6.168cm" svg:y="7.649cm">
              <text:p text:style-name="P3"><text:span text:style-name="T2">tfrc_rcvr_ini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6">
            <draw:custom-shape draw:style-name="gr1" draw:text-style-name="P2" draw:layer="layout" svg:width="3cm" svg:height="0.551cm" svg:x="14.976cm" svg:y="1.905cm">
              <text:p text:style-name="P1"><text:span text:style-name="T1">pdb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cm" svg:height="1.044cm" svg:x="14.976cm" svg:y="2.511cm">
              <text:p text:style-name="P3"><text:span text:style-name="T2">pdb_ini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7">
            <draw:custom-shape draw:style-name="gr1" draw:text-style-name="P2" draw:layer="layout" svg:width="3cm" svg:height="0.601cm" svg:x="14.976cm" svg:y="4.4cm">
              <text:p text:style-name="P1"><text:span text:style-name="T1">rtp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3cm" svg:height="1.138cm" svg:x="14.976cm" svg:y="5.062cm">
              <text:p text:style-name="P3"><text:span text:style-name="T2">rtp_ini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8">
            <draw:custom-shape draw:style-name="gr1" draw:text-style-name="P2" draw:layer="layout" svg:width="5cm" svg:height="0.6cm" svg:x="13.976cm" svg:y="6.896cm">
              <text:p text:style-name="P1"><text:span text:style-name="T1">rtp_callback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5cm" svg:height="1.14cm" svg:x="13.976cm" svg:y="7.556cm">
              <text:p text:style-name="P3"><text:span text:style-name="T2">rtp_recv_callback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6" draw:layer="layout" svg:width="3.659cm" svg:height="1.081cm" svg:x="20.096cm" svg:y="7.62cm">
            <draw:text-box>
              <text:p text:style-name="P5"><text:span text:style-name="T2">rtp_init_if()</text:span></text:p>
            </draw:text-box>
          </draw:frame>
          <draw:frame draw:style-name="gr3" draw:text-style-name="P6" draw:layer="layout" svg:width="4.269cm" svg:height="1.081cm" svg:x="20.096cm" svg:y="9.658cm">
            <draw:text-box>
              <text:p text:style-name="P5"><text:span text:style-name="T2">rtp_set_sdes()</text:span></text:p>
            </draw:text-box>
          </draw:frame>
          <draw:g draw:id="id9">
            <draw:custom-shape draw:style-name="gr1" draw:text-style-name="P2" draw:layer="layout" svg:width="5cm" svg:height="0.601cm" svg:x="13.976cm" svg:y="9.389cm">
              <text:p text:style-name="P1"><text:span text:style-name="T1">rtp_tfrc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5cm" svg:height="1.138cm" svg:x="13.976cm" svg:y="10.051cm">
              <text:p text:style-name="P3"><text:span text:style-name="T2">rtp_tfrc_recv_repor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10">
            <draw:custom-shape draw:style-name="gr1" draw:text-style-name="P2" draw:layer="layout" svg:width="5cm" svg:height="0.601cm" svg:x="13.976cm" svg:y="11.883cm">
              <text:p text:style-name="P1"><text:span text:style-name="T1">cc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5cm" svg:height="1.137cm" svg:x="13.976cm" svg:y="12.546cm">
              <text:p text:style-name="P3"><text:span text:style-name="T2">cc_sndr_process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11">
            <draw:custom-shape draw:style-name="gr1" draw:text-style-name="P2" draw:layer="layout" svg:width="6.737cm" svg:height="0.592cm" svg:x="13.108cm" svg:y="14.4cm">
              <text:p text:style-name="P1"><text:span text:style-name="T1">tfrc_sndr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6.737cm" svg:height="1.123cm" svg:x="13.108cm" svg:y="15.052cm">
              <text:p text:style-name="P3"><text:span text:style-name="T2">tfrc_sndr_process_feedback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" draw:text-style-name="P2" draw:layer="layout" svg:width="7.225cm" svg:height="4.445cm" svg:x="2.065cm" svg:y="11.965cm">
            <text:p text:style-name="P3"><text:span text:style-name="T1">update RTT</text:span></text:p>
            <text:p text:style-name="P3"><text:span text:style-name="T1">calculate X_calc</text:span></text:p>
            <text:p text:style-name="P3"><text:span text:style-name="T1">update IPI</text:span></text:p>
            <text:p text:style-name="P3"><text:span text:style-name="T1">update sendtime</text:span></text:p>
            <text:p text:style-name="P3"><text:span text:style-name="T1">update timer</text:span></text:p>
            <draw:enhanced-geometry svg:viewBox="0 0 21600 21600" draw:path-stretchpoint-x="10800" draw:path-stretchpoint-y="10800" draw:text-areas="?f3 ?f4 ?f5 ?f6" draw:type="round-rectangle" draw:modifiers="2406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7" draw:layer="layout" svg:x1="5.25cm" svg:y1="3.105cm" svg:x2="2.57cm" svg:y2="4.298cm" draw:start-shape="id1" draw:start-glue-point="2" draw:end-shape="id2" draw:end-glue-point="0" svg:d="m5250 3105v569h-2680v624">
            <text:p/>
          </draw:connector>
          <draw:connector draw:style-name="gr5" draw:text-style-name="P7" draw:layer="layout" svg:x1="5.25cm" svg:y1="3.105cm" svg:x2="8.068cm" svg:y2="4.298cm" draw:start-shape="id1" draw:start-glue-point="2" draw:end-shape="id3" draw:end-glue-point="0" svg:d="m5250 3105v569h2818v624">
            <text:p/>
          </draw:connector>
          <draw:connector draw:style-name="gr5" draw:text-style-name="P7" draw:layer="layout" svg:x1="2.57cm" svg:y1="6.098cm" svg:x2="2.57cm" svg:y2="6.988cm" draw:start-shape="id2" draw:start-glue-point="2" draw:end-shape="id4" draw:end-glue-point="0" svg:d="m2570 6098v890">
            <text:p/>
          </draw:connector>
          <draw:connector draw:style-name="gr5" draw:text-style-name="P7" draw:layer="layout" svg:x1="8.068cm" svg:y1="6.098cm" svg:x2="8.068cm" svg:y2="6.989cm" draw:start-shape="id3" draw:start-glue-point="2" draw:end-shape="id5" draw:end-glue-point="0" svg:d="m8068 6098v891">
            <text:p/>
          </draw:connector>
          <draw:connector draw:style-name="gr5" draw:text-style-name="P7" draw:layer="layout" draw:line-skew="0cm -0.214cm -0.69cm" svg:x1="8.068cm" svg:y1="8.789cm" svg:x2="16.476cm" svg:y2="1.905cm" draw:start-shape="id5" draw:start-glue-point="2" draw:end-shape="id6" draw:end-glue-point="0" svg:d="m8068 8789v500h4190v-8654h4218v1270">
            <text:p/>
          </draw:connector>
          <draw:connector draw:style-name="gr5" draw:text-style-name="P7" draw:layer="layout" draw:line-skew="0cm 2.535cm -0.69cm" svg:x1="2.57cm" svg:y1="8.788cm" svg:x2="16.476cm" svg:y2="1.905cm" draw:start-shape="id4" draw:start-glue-point="2" draw:end-shape="id6" draw:end-glue-point="0" svg:d="m2570 8788v499h9688v-8652h4218v1270">
            <text:p/>
          </draw:connector>
          <draw:connector draw:style-name="gr5" draw:text-style-name="P7" draw:layer="layout" svg:x1="16.476cm" svg:y1="3.555cm" svg:x2="16.476cm" svg:y2="4.4cm" draw:start-shape="id6" draw:start-glue-point="2" draw:end-shape="id7" draw:end-glue-point="0" svg:d="m16476 3555v845">
            <text:p/>
          </draw:connector>
          <draw:connector draw:style-name="gr5" draw:text-style-name="P7" draw:layer="layout" svg:x1="16.476cm" svg:y1="6.2cm" svg:x2="16.476cm" svg:y2="6.896cm" draw:start-shape="id7" draw:start-glue-point="2" draw:end-shape="id8" draw:end-glue-point="0" svg:d="m16476 6200v696">
            <text:p/>
          </draw:connector>
          <draw:connector draw:style-name="gr5" draw:text-style-name="P7" draw:layer="layout" svg:x1="16.476cm" svg:y1="8.696cm" svg:x2="16.476cm" svg:y2="9.389cm" draw:start-shape="id8" draw:start-glue-point="2" draw:end-shape="id9" draw:end-glue-point="0" svg:d="m16476 8696v693">
            <text:p/>
          </draw:connector>
          <draw:connector draw:style-name="gr5" draw:text-style-name="P7" draw:layer="layout" svg:x1="16.476cm" svg:y1="11.189cm" svg:x2="16.476cm" svg:y2="11.883cm" draw:start-shape="id9" draw:start-glue-point="2" draw:end-shape="id10" draw:end-glue-point="0" svg:d="m16476 11189v694">
            <text:p/>
          </draw:connector>
          <draw:connector draw:style-name="gr5" draw:text-style-name="P7" draw:layer="layout" svg:x1="16.476cm" svg:y1="13.683cm" svg:x2="16.476cm" svg:y2="14.4cm" draw:start-shape="id10" draw:start-glue-point="2" draw:end-shape="id11" draw:end-glue-point="0" svg:d="m16476 13683v717">
            <text:p/>
          </draw:connector>
          <draw:line draw:style-name="gr5" draw:text-style-name="P7" draw:layer="layout" svg:x1="18.841cm" svg:y1="8.255cm" svg:x2="20.111cm" svg:y2="8.255cm">
            <text:p/>
          </draw:line>
          <draw:line draw:style-name="gr5" draw:text-style-name="P7" draw:layer="layout" svg:x1="21.676cm" svg:y1="8.701cm" svg:x2="21.676cm" svg:y2="9.658cm">
            <text:p/>
          </draw:line>
          <draw:custom-shape draw:style-name="gr6" draw:text-style-name="P7" draw:layer="layout" svg:width="2.887cm" svg:height="2.34cm" svg:x="9.813cm" svg:y="14.168cm">
            <text:p/>
            <draw:enhanced-geometry svg:viewBox="0 0 21600 21600" draw:text-areas="?f7 ?f0 21600 ?f2" draw:type="left-arrow" draw:modifiers="10131.3746065058 4503.54051927616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ko" style:country-asian="KR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6cm" fo:page-height="18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867cm" svg:x="2.794cm" svg:y="4.488cm" draw:page-number="1"/>
      <draw:page-thumbnail draw:layer="backgroundobjects" svg:width="5.586cm" svg:height="3.867cm" svg:x="11.176cm" svg:y="4.488cm"/>
      <draw:page-thumbnail draw:layer="backgroundobjects" svg:width="5.586cm" svg:height="3.867cm" svg:x="19.558cm" svg:y="4.488cm"/>
      <draw:page-thumbnail draw:layer="backgroundobjects" svg:width="5.586cm" svg:height="3.867cm" svg:x="2.794cm" svg:y="13.232cm"/>
      <draw:page-thumbnail draw:layer="backgroundobjects" svg:width="5.586cm" svg:height="3.867cm" svg:x="11.176cm" svg:y="13.232cm"/>
      <draw:page-thumbnail draw:layer="backgroundobjects" svg:width="5.586cm" svg:height="3.867cm" svg:x="19.558cm" svg:y="13.232cm"/>
    </style:handout-master>
    <style:master-page style:name="Default" style:page-layout-name="PM1" draw:style-name="dp1">
      <draw:frame presentation:style-name="Default-title" draw:layer="backgroundobjects" svg:width="23.399cm" svg:height="3.005cm" svg:x="1.3cm" svg:y="0.715cm" presentation:class="title" presentation:placeholder="true">
        <draw:text-box/>
      </draw:frame>
      <draw:frame presentation:style-name="Default-outline1" draw:layer="backgroundobjects" svg:width="23.399cm" svg:height="11.879cm" svg:x="1.3cm" svg:y="4.212cm" presentation:class="outline" presentation:placeholder="true">
        <draw:text-box/>
      </draw:frame>
      <draw:frame presentation:style-name="pr1" draw:text-style-name="P1" draw:layer="backgroundobjects" svg:width="6.057cm" svg:height="1.241cm" svg:x="1.3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41cm" svg:height="1.241cm" svg:x="8.888cm" svg:y="16.3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57cm" svg:height="1.241cm" svg:x="18.637cm" svg:y="16.39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07-01T00:03:56</meta:creation-date>
    <dc:creator>Soo-Hyun Choi</dc:creator>
    <dc:date>2008-07-01T01:10:06</dc:date>
    <meta:editing-cycles>2</meta:editing-cycles>
    <meta:editing-duration>PT24M32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